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fa5bc" officeooo:paragraph-rsid="001fa5bc" style:font-size-asian="32pt" style:font-size-complex="32pt"/>
    </style:style>
    <style:style style:name="P2" style:family="paragraph" style:parent-style-name="Standard">
      <style:text-properties fo:font-size="32pt" officeooo:rsid="0020bf1c" officeooo:paragraph-rsid="0020bf1c" style:font-size-asian="32pt" style:font-size-complex="32pt"/>
    </style:style>
    <style:style style:name="P3" style:family="paragraph" style:parent-style-name="Standard">
      <style:text-properties fo:color="#f8f8f2" loext:opacity="100%" style:font-name="Consolas" fo:font-size="20.25pt" fo:font-weight="normal" officeooo:rsid="0020bf1c" officeooo:paragraph-rsid="0020bf1c" fo:background-color="#282a36" style:font-size-asian="32pt" style:font-size-complex="32pt"/>
    </style:style>
    <style:style style:name="P4" style:family="paragraph" style:parent-style-name="Standard">
      <style:text-properties fo:font-size="32pt" officeooo:rsid="001f6648" officeooo:paragraph-rsid="001f6648" style:font-size-asian="32pt" style:font-size-complex="32pt"/>
    </style:style>
    <style:style style:name="P5" style:family="paragraph" style:parent-style-name="Standard">
      <style:text-properties fo:font-size="26pt" officeooo:rsid="001f6648" officeooo:paragraph-rsid="001f6648" style:font-size-asian="22.75pt" style:font-size-complex="26pt"/>
    </style:style>
    <style:style style:name="T1" style:family="text">
      <style:text-properties fo:language="pt" fo:country="BR"/>
    </style:style>
    <style:style style:name="T2" style:family="text">
      <style:text-properties fo:color="#8be9fd" loext:opacity="100%" fo:language="pt" fo:country="BR"/>
    </style:style>
    <style:style style:name="T3" style:family="text">
      <style:text-properties fo:color="#ff79c6" loext:opacity="100%" fo:language="pt" fo:country="BR"/>
    </style:style>
    <style:style style:name="T4" style:family="text">
      <style:text-properties fo:color="#bd93f9" loext:opacity="100%"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los de Listas </text:p>
      <text:p text:style-name="P1"/>
      <text:p text:style-name="P2">list-style-position: inside/outside ;</text:p>
      <text:p text:style-name="P1"/>
      <text:p text:style-name="P2"><text:span text:style-name="T1">P</text:span>or padr<text:span text:style-name="T1">ão as listas já veem em outside.</text:span></text:p>
      <text:p text:style-name="P2"><text:span text:style-name="T1"/></text:p>
      <text:p text:style-name="P3"><text:span text:style-name="T2">list-style-type</text:span><text:span text:style-name="T3">:</text:span><text:span text:style-name="T1"> </text:span><text:span text:style-name="T4">none</text:span><text:span text:style-name="T1">;</text:span></text:p>
      <text:p text:style-name="P2"><text:span text:style-name="T1"/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1:54:58.376000000</meta:creation-date>
    <dc:date>2025-01-26T22:22:53.502000000</dc:date>
    <meta:editing-duration>PT24M11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4" meta:word-count="16" meta:character-count="117" meta:non-whitespace-character-count="104"/>
  </office:meta>
</office:document-meta>
</file>